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f89" officeooo:paragraph-rsid="00112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5a7" officeooo:paragraph-rsid="00116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49d" officeooo:paragraph-rsid="0012d4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05:39.777973589</meta:creation-date>
    <meta:editing-duration>PT2M47S</meta:editing-duration>
    <meta:editing-cycles>4</meta:editing-cycles>
    <meta:generator>LibreOffice/5.2.7.2$Linux_X86_64 LibreOffice_project/20m0$Build-2</meta:generator>
    <dc:date>2019-11-12T18:08:18.730187982</dc:date>
    <meta:document-statistic meta:table-count="1" meta:image-count="0" meta:object-count="0" meta:page-count="2" meta:paragraph-count="67" meta:word-count="69" meta:character-count="382" meta:non-whitespace-character-count="380"/>
  </office:meta>
</office:document-meta>
</file>